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180345" calcext:value-type="float">
            <text:p><text:s text:c="3"/>9,180,345</text:p>
          </table:table-cell>
          <table:table-cell table:style-name="ce36" office:value-type="float" office:value="23392423" calcext:value-type="float">
            <text:p><text:s text:c="3"/>23,392,423</text:p>
          </table:table-cell>
          <table:table-cell table:style-name="ce36" office:value-type="float" office:value="11548206" calcext:value-type="float">
            <text:p><text:s text:c="3"/>11,548,206</text:p>
          </table:table-cell>
          <table:table-cell table:style-name="ce36" office:value-type="float" office:value="11844217" calcext:value-type="float">
            <text:p><text:s text:c="3"/>11,844,217</text:p>
          </table:table-cell>
          <table:table-cell table:style-name="ce53" office:value-type="float" office:value="97.5" calcext:value-type="float">
            <text:p>97.50</text:p>
          </table:table-cell>
          <table:table-cell table:style-name="ce53" office:value-type="float" office:value="646.25" calcext:value-type="float">
            <text:p>646.25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18" calcext:value-type="float">
            <text:p><text:s text:c="3"/>142,518</text:p>
          </table:table-cell>
          <table:table-cell table:style-name="ce36" office:value-type="float" office:value="9199122" calcext:value-type="float">
            <text:p><text:s text:c="3"/>9,199,122</text:p>
          </table:table-cell>
          <table:table-cell table:style-name="ce36" office:value-type="float" office:value="23399654" calcext:value-type="float">
            <text:p><text:s text:c="3"/>23,399,654</text:p>
          </table:table-cell>
          <table:table-cell table:style-name="ce36" office:value-type="float" office:value="11550127" calcext:value-type="float">
            <text:p><text:s text:c="3"/>11,550,127</text:p>
          </table:table-cell>
          <table:table-cell table:style-name="ce36" office:value-type="float" office:value="11849527" calcext:value-type="float">
            <text:p><text:s text:c="3"/>11,849,527</text:p>
          </table:table-cell>
          <table:table-cell table:style-name="ce53" office:value-type="float" office:value="97.47" calcext:value-type="float">
            <text:p>97.47</text:p>
          </table:table-cell>
          <table:table-cell table:style-name="ce53" office:value-type="float" office:value="646.45" calcext:value-type="float">
            <text:p>646.45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3" table:style-name="ce24" office:value-type="float" office:value="0" calcext:value-type="float">
            <text:p>—</text:p>
          </table:table-cell>
          <table:table-cell table:style-name="ce24" office:value-type="float" office:value="-0.01192689514856" calcext:value-type="float">
            <text:p>–0.01</text:p>
          </table:table-cell>
          <table:table-cell table:style-name="ce24" office:value-type="float" office:value="1.72746402733899" calcext:value-type="float">
            <text:p>1.73</text:p>
          </table:table-cell>
          <table:table-cell table:style-name="ce24" office:value-type="float" office:value="0.884259296384832" calcext:value-type="float">
            <text:p>0.88</text:p>
          </table:table-cell>
          <table:table-cell table:style-name="ce24" office:value-type="float" office:value="0.649237082814589" calcext:value-type="float">
            <text:p>0.65</text:p>
          </table:table-cell>
          <table:table-cell table:style-name="ce24" office:value-type="float" office:value="1.11440198768983" calcext:value-type="float">
            <text:p>1.11</text:p>
          </table:table-cell>
          <table:table-cell table:style-name="ce24" office:value-type="float" office:value="-0.459558823529415" calcext:value-type="float">
            <text:p>–0.46</text:p>
          </table:table-cell>
          <table:table-cell table:style-name="ce24" office:value-type="float" office:value="0.883284695454062" calcext:value-type="float">
            <text:p>0.88</text:p>
          </table:table-cell>
          <table:table-cell table:style-name="ce24" office:value-type="float" office:value="-0.781250000000001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0982235568153116" calcext:value-type="float">
            <text:p>–0.01</text:p>
          </table:table-cell>
          <table:table-cell table:style-name="ce25" office:value-type="float" office:value="0.204534796894888" calcext:value-type="float">
            <text:p>0.20</text:p>
          </table:table-cell>
          <table:table-cell table:style-name="ce25" office:value-type="float" office:value="0.0309117187219126" calcext:value-type="float">
            <text:p>0.03</text:p>
          </table:table-cell>
          <table:table-cell table:style-name="ce25" office:value-type="float" office:value="0.0166346183987366" calcext:value-type="float">
            <text:p>0.02</text:p>
          </table:table-cell>
          <table:table-cell table:style-name="ce25" office:value-type="float" office:value="0.0448320053575513" calcext:value-type="float">
            <text:p>0.04</text:p>
          </table:table-cell>
          <table:table-cell table:style-name="ce25" office:value-type="float" office:value="-0.0307692307692319" calcext:value-type="float">
            <text:p>–0.03</text:p>
          </table:table-cell>
          <table:table-cell table:style-name="ce25" office:value-type="float" office:value="0.0309477756286337" calcext:value-type="float">
            <text:p>0.03</text:p>
          </table:table-cell>
          <table:table-cell table:style-name="ce25" office:value-type="float" office:value="-0.39215686274509" calcext:value-type="float">
            <text:p>–0.39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8 月 底" calcext:value-type="string">
            <text:p><text:s/>中 華 民 國 <text:s/>112 年 8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18" calcext:value-type="float">
            <text:p><text:s text:c="3"/>142,518</text:p>
          </table:table-cell>
          <table:table-cell table:style-name="ce35" office:value-type="float" office:value="9199122" calcext:value-type="float">
            <text:p><text:s text:c="3"/>9,199,122</text:p>
          </table:table-cell>
          <table:table-cell table:style-name="ce35" office:value-type="float" office:value="23399654" calcext:value-type="float">
            <text:p><text:s text:c="3"/>23,399,654</text:p>
          </table:table-cell>
          <table:table-cell table:style-name="ce35" office:value-type="float" office:value="11550127" calcext:value-type="float">
            <text:p><text:s text:c="3"/>11,550,127</text:p>
          </table:table-cell>
          <table:table-cell table:style-name="ce35" office:value-type="float" office:value="11849527" calcext:value-type="float">
            <text:p><text:s text:c="3"/>11,849,527</text:p>
          </table:table-cell>
          <table:table-cell table:style-name="ce52" office:value-type="float" office:value="97.47" calcext:value-type="float">
            <text:p>97.47</text:p>
          </table:table-cell>
          <table:table-cell table:style-name="ce52" office:value-type="float" office:value="646.45" calcext:value-type="float">
            <text:p>646.45</text:p>
          </table:table-cell>
          <table:table-cell table:style-name="ce63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9" calcext:value-type="float">
            <text:p><text:s text:c="3"/>22,159</text:p>
          </table:table-cell>
          <table:table-cell table:style-name="ce35" office:value-type="float" office:value="1662043" calcext:value-type="float">
            <text:p><text:s text:c="3"/>1,662,043</text:p>
          </table:table-cell>
          <table:table-cell table:style-name="ce35" office:value-type="float" office:value="4034102" calcext:value-type="float">
            <text:p><text:s text:c="3"/>4,034,102</text:p>
          </table:table-cell>
          <table:table-cell table:style-name="ce35" office:value-type="float" office:value="1963254" calcext:value-type="float">
            <text:p><text:s text:c="3"/>1,963,254</text:p>
          </table:table-cell>
          <table:table-cell table:style-name="ce35" office:value-type="float" office:value="2070848" calcext:value-type="float">
            <text:p><text:s text:c="3"/>2,070,848</text:p>
          </table:table-cell>
          <table:table-cell table:style-name="ce52" office:value-type="float" office:value="94.8" calcext:value-type="float">
            <text:p>94.80</text:p>
          </table:table-cell>
          <table:table-cell table:style-name="ce52" office:value-type="float" office:value="1965.39" calcext:value-type="float">
            <text:p>1,965.39</text:p>
          </table:table-cell>
          <table:table-cell table:style-name="ce63" office:value-type="float" office:value="2.43" calcext:value-type="float">
            <text:p>2.43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1" calcext:value-type="float">
            <text:p><text:s text:c="3"/>9,571</text:p>
          </table:table-cell>
          <table:table-cell table:style-name="ce35" office:value-type="float" office:value="1061928" calcext:value-type="float">
            <text:p><text:s text:c="3"/>1,061,928</text:p>
          </table:table-cell>
          <table:table-cell table:style-name="ce35" office:value-type="float" office:value="2506788" calcext:value-type="float">
            <text:p><text:s text:c="3"/>2,506,788</text:p>
          </table:table-cell>
          <table:table-cell table:style-name="ce35" office:value-type="float" office:value="1186136" calcext:value-type="float">
            <text:p><text:s text:c="3"/>1,186,136</text:p>
          </table:table-cell>
          <table:table-cell table:style-name="ce35" office:value-type="float" office:value="1320652" calcext:value-type="float">
            <text:p><text:s text:c="3"/>1,320,652</text:p>
          </table:table-cell>
          <table:table-cell table:style-name="ce52" office:value-type="float" office:value="89.81" calcext:value-type="float">
            <text:p>89.81</text:p>
          </table:table-cell>
          <table:table-cell table:style-name="ce52" office:value-type="float" office:value="9222.92" calcext:value-type="float">
            <text:p>9,222.92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71" calcext:value-type="float">
            <text:p><text:s text:c="3"/>11,971</text:p>
          </table:table-cell>
          <table:table-cell table:style-name="ce35" office:value-type="float" office:value="896362" calcext:value-type="float">
            <text:p><text:s text:c="3"/>896,362</text:p>
          </table:table-cell>
          <table:table-cell table:style-name="ce35" office:value-type="float" office:value="2309770" calcext:value-type="float">
            <text:p><text:s text:c="3"/>2,309,770</text:p>
          </table:table-cell>
          <table:table-cell table:style-name="ce35" office:value-type="float" office:value="1139558" calcext:value-type="float">
            <text:p><text:s text:c="3"/>1,139,558</text:p>
          </table:table-cell>
          <table:table-cell table:style-name="ce35" office:value-type="float" office:value="1170212" calcext:value-type="float">
            <text:p><text:s text:c="3"/>1,170,212</text:p>
          </table:table-cell>
          <table:table-cell table:style-name="ce52" office:value-type="float" office:value="97.38" calcext:value-type="float">
            <text:p>97.38</text:p>
          </table:table-cell>
          <table:table-cell table:style-name="ce52" office:value-type="float" office:value="1891.77" calcext:value-type="float">
            <text:p>1,891.77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52490" calcext:value-type="float">
            <text:p><text:s text:c="3"/>1,052,490</text:p>
          </table:table-cell>
          <table:table-cell table:style-name="ce35" office:value-type="float" office:value="2839768" calcext:value-type="float">
            <text:p><text:s text:c="3"/>2,839,768</text:p>
          </table:table-cell>
          <table:table-cell table:style-name="ce35" office:value-type="float" office:value="1389336" calcext:value-type="float">
            <text:p><text:s text:c="3"/>1,389,336</text:p>
          </table:table-cell>
          <table:table-cell table:style-name="ce35" office:value-type="float" office:value="1450432" calcext:value-type="float">
            <text:p><text:s text:c="3"/>1,450,432</text:p>
          </table:table-cell>
          <table:table-cell table:style-name="ce52" office:value-type="float" office:value="95.79" calcext:value-type="float">
            <text:p>95.79</text:p>
          </table:table-cell>
          <table:table-cell table:style-name="ce52" office:value-type="float" office:value="1282.12" calcext:value-type="float">
            <text:p>1,282.12</text:p>
          </table:table-cell>
          <table:table-cell table:style-name="ce63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4106" calcext:value-type="float">
            <text:p><text:s text:c="3"/>724,106</text:p>
          </table:table-cell>
          <table:table-cell table:style-name="ce35" office:value-type="float" office:value="1859728" calcext:value-type="float">
            <text:p><text:s text:c="3"/>1,859,728</text:p>
          </table:table-cell>
          <table:table-cell table:style-name="ce35" office:value-type="float" office:value="923573" calcext:value-type="float">
            <text:p><text:s text:c="3"/>923,573</text:p>
          </table:table-cell>
          <table:table-cell table:style-name="ce35" office:value-type="float" office:value="936155" calcext:value-type="float">
            <text:p><text:s text:c="3"/>936,155</text:p>
          </table:table-cell>
          <table:table-cell table:style-name="ce52" office:value-type="float" office:value="98.66" calcext:value-type="float">
            <text:p>98.66</text:p>
          </table:table-cell>
          <table:table-cell table:style-name="ce52" office:value-type="float" office:value="848.55" calcext:value-type="float">
            <text:p>848.55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218" calcext:value-type="float">
            <text:p><text:s text:c="3"/>17,218</text:p>
          </table:table-cell>
          <table:table-cell table:style-name="ce35" office:value-type="float" office:value="1147385" calcext:value-type="float">
            <text:p><text:s text:c="3"/>1,147,385</text:p>
          </table:table-cell>
          <table:table-cell table:style-name="ce35" office:value-type="float" office:value="2737582" calcext:value-type="float">
            <text:p><text:s text:c="3"/>2,737,582</text:p>
          </table:table-cell>
          <table:table-cell table:style-name="ce35" office:value-type="float" office:value="1343903" calcext:value-type="float">
            <text:p><text:s text:c="3"/>1,343,903</text:p>
          </table:table-cell>
          <table:table-cell table:style-name="ce35" office:value-type="float" office:value="1393679" calcext:value-type="float">
            <text:p><text:s text:c="3"/>1,393,679</text:p>
          </table:table-cell>
          <table:table-cell table:style-name="ce52" office:value-type="float" office:value="96.43" calcext:value-type="float">
            <text:p>96.43</text:p>
          </table:table-cell>
          <table:table-cell table:style-name="ce52" office:value-type="float" office:value="927.41" calcext:value-type="float">
            <text:p>927.41</text:p>
          </table:table-cell>
          <table:table-cell table:style-name="ce63" office:value-type="float" office:value="2.39" calcext:value-type="float">
            <text:p>2.3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1" calcext:value-type="float">
            <text:p><text:s text:c="3"/>58,491</text:p>
          </table:table-cell>
          <table:table-cell table:style-name="ce35" office:value-type="float" office:value="2607426" calcext:value-type="float">
            <text:p><text:s text:c="3"/>2,607,426</text:p>
          </table:table-cell>
          <table:table-cell table:style-name="ce35" office:value-type="float" office:value="6954598" calcext:value-type="float">
            <text:p><text:s text:c="3"/>6,954,598</text:p>
          </table:table-cell>
          <table:table-cell table:style-name="ce35" office:value-type="float" office:value="3525173" calcext:value-type="float">
            <text:p><text:s text:c="3"/>3,525,173</text:p>
          </table:table-cell>
          <table:table-cell table:style-name="ce35" office:value-type="float" office:value="3429425" calcext:value-type="float">
            <text:p><text:s text:c="3"/>3,429,425</text:p>
          </table:table-cell>
          <table:table-cell table:style-name="ce52" office:value-type="float" office:value="102.79" calcext:value-type="float">
            <text:p>102.79</text:p>
          </table:table-cell>
          <table:table-cell table:style-name="ce52" office:value-type="float" office:value="276.97" calcext:value-type="float">
            <text:p>276.97</text:p>
          </table:table-cell>
          <table:table-cell table:style-name="ce63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7979" calcext:value-type="float">
            <text:p><text:s text:c="3"/>177,979</text:p>
          </table:table-cell>
          <table:table-cell table:style-name="ce36" office:value-type="float" office:value="450095" calcext:value-type="float">
            <text:p><text:s text:c="3"/>450,095</text:p>
          </table:table-cell>
          <table:table-cell table:style-name="ce36" office:value-type="float" office:value="226083" calcext:value-type="float">
            <text:p><text:s text:c="3"/>226,083</text:p>
          </table:table-cell>
          <table:table-cell table:style-name="ce36" office:value-type="float" office:value="224012" calcext:value-type="float">
            <text:p><text:s text:c="3"/>224,012</text:p>
          </table:table-cell>
          <table:table-cell table:style-name="ce53" office:value-type="float" office:value="100.92" calcext:value-type="float">
            <text:p>100.92</text:p>
          </table:table-cell>
          <table:table-cell table:style-name="ce53" office:value-type="float" office:value="209.97" calcext:value-type="float">
            <text:p>209.97</text:p>
          </table:table-cell>
          <table:table-cell table:style-name="ce64" office:value-type="float" office:value="2.53" calcext:value-type="float">
            <text:p>2.53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6" calcext:value-type="float">
            <text:p><text:s text:c="3"/>3,406</text:p>
          </table:table-cell>
          <table:table-cell table:style-name="ce36" office:value-type="float" office:value="219371" calcext:value-type="float">
            <text:p><text:s text:c="3"/>219,371</text:p>
          </table:table-cell>
          <table:table-cell table:style-name="ce36" office:value-type="float" office:value="587580" calcext:value-type="float">
            <text:p><text:s text:c="3"/>587,580</text:p>
          </table:table-cell>
          <table:table-cell table:style-name="ce36" office:value-type="float" office:value="299231" calcext:value-type="float">
            <text:p><text:s text:c="3"/>299,231</text:p>
          </table:table-cell>
          <table:table-cell table:style-name="ce36" office:value-type="float" office:value="288349" calcext:value-type="float">
            <text:p><text:s text:c="3"/>288,349</text:p>
          </table:table-cell>
          <table:table-cell table:style-name="ce53" office:value-type="float" office:value="103.77" calcext:value-type="float">
            <text:p>103.77</text:p>
          </table:table-cell>
          <table:table-cell table:style-name="ce53" office:value-type="float" office:value="411.6" calcext:value-type="float">
            <text:p>411.60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8759" calcext:value-type="float">
            <text:p><text:s text:c="3"/>198,759</text:p>
          </table:table-cell>
          <table:table-cell table:style-name="ce36" office:value-type="float" office:value="535055" calcext:value-type="float">
            <text:p><text:s text:c="3"/>535,055</text:p>
          </table:table-cell>
          <table:table-cell table:style-name="ce36" office:value-type="float" office:value="275224" calcext:value-type="float">
            <text:p><text:s text:c="3"/>275,224</text:p>
          </table:table-cell>
          <table:table-cell table:style-name="ce36" office:value-type="float" office:value="259831" calcext:value-type="float">
            <text:p><text:s text:c="3"/>259,831</text:p>
          </table:table-cell>
          <table:table-cell table:style-name="ce53" office:value-type="float" office:value="105.92" calcext:value-type="float">
            <text:p>105.92</text:p>
          </table:table-cell>
          <table:table-cell table:style-name="ce53" office:value-type="float" office:value="293.94" calcext:value-type="float">
            <text:p>293.94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5251" calcext:value-type="float">
            <text:p><text:s text:c="3"/>405,251</text:p>
          </table:table-cell>
          <table:table-cell table:style-name="ce36" office:value-type="float" office:value="1241764" calcext:value-type="float">
            <text:p><text:s text:c="3"/>1,241,764</text:p>
          </table:table-cell>
          <table:table-cell table:style-name="ce36" office:value-type="float" office:value="629624" calcext:value-type="float">
            <text:p><text:s text:c="3"/>629,624</text:p>
          </table:table-cell>
          <table:table-cell table:style-name="ce36" office:value-type="float" office:value="612140" calcext:value-type="float">
            <text:p><text:s text:c="3"/>612,140</text:p>
          </table:table-cell>
          <table:table-cell table:style-name="ce53" office:value-type="float" office:value="102.86" calcext:value-type="float">
            <text:p>102.86</text:p>
          </table:table-cell>
          <table:table-cell table:style-name="ce53" office:value-type="float" office:value="1155.78" calcext:value-type="float">
            <text:p>1,155.78</text:p>
          </table:table-cell>
          <table:table-cell table:style-name="ce64" office:value-type="float" office:value="3.06" calcext:value-type="float">
            <text:p>3.06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395" calcext:value-type="float">
            <text:p><text:s text:c="3"/>180,395</text:p>
          </table:table-cell>
          <table:table-cell table:style-name="ce36" office:value-type="float" office:value="477993" calcext:value-type="float">
            <text:p><text:s text:c="3"/>477,993</text:p>
          </table:table-cell>
          <table:table-cell table:style-name="ce36" office:value-type="float" office:value="243542" calcext:value-type="float">
            <text:p><text:s text:c="3"/>243,542</text:p>
          </table:table-cell>
          <table:table-cell table:style-name="ce36" office:value-type="float" office:value="234451" calcext:value-type="float">
            <text:p><text:s text:c="3"/>234,451</text:p>
          </table:table-cell>
          <table:table-cell table:style-name="ce53" office:value-type="float" office:value="103.88" calcext:value-type="float">
            <text:p>103.88</text:p>
          </table:table-cell>
          <table:table-cell table:style-name="ce53" office:value-type="float" office:value="116.4" calcext:value-type="float">
            <text:p>116.40</text:p>
          </table:table-cell>
          <table:table-cell table:style-name="ce64" office:value-type="float" office:value="2.65" calcext:value-type="float">
            <text:p>2.6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570" calcext:value-type="float">
            <text:p><text:s text:c="3"/>246,570</text:p>
          </table:table-cell>
          <table:table-cell table:style-name="ce36" office:value-type="float" office:value="661107" calcext:value-type="float">
            <text:p><text:s text:c="3"/>661,107</text:p>
          </table:table-cell>
          <table:table-cell table:style-name="ce36" office:value-type="float" office:value="341037" calcext:value-type="float">
            <text:p><text:s text:c="3"/>341,037</text:p>
          </table:table-cell>
          <table:table-cell table:style-name="ce36" office:value-type="float" office:value="320070" calcext:value-type="float">
            <text:p><text:s text:c="3"/>320,070</text:p>
          </table:table-cell>
          <table:table-cell table:style-name="ce53" office:value-type="float" office:value="106.55" calcext:value-type="float">
            <text:p>106.55</text:p>
          </table:table-cell>
          <table:table-cell table:style-name="ce53" office:value-type="float" office:value="512.16" calcext:value-type="float">
            <text:p>512.16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6" calcext:value-type="float">
            <text:p><text:s text:c="3"/>5,366</text:p>
          </table:table-cell>
          <table:table-cell table:style-name="ce36" office:value-type="float" office:value="186058" calcext:value-type="float">
            <text:p><text:s text:c="3"/>186,058</text:p>
          </table:table-cell>
          <table:table-cell table:style-name="ce36" office:value-type="float" office:value="485681" calcext:value-type="float">
            <text:p><text:s text:c="3"/>485,681</text:p>
          </table:table-cell>
          <table:table-cell table:style-name="ce36" office:value-type="float" office:value="251466" calcext:value-type="float">
            <text:p><text:s text:c="3"/>251,466</text:p>
          </table:table-cell>
          <table:table-cell table:style-name="ce36" office:value-type="float" office:value="234215" calcext:value-type="float">
            <text:p><text:s text:c="3"/>234,215</text:p>
          </table:table-cell>
          <table:table-cell table:style-name="ce53" office:value-type="float" office:value="107.37" calcext:value-type="float">
            <text:p>107.37</text:p>
          </table:table-cell>
          <table:table-cell table:style-name="ce53" office:value-type="float" office:value="255.13" calcext:value-type="float">
            <text:p>255.13</text:p>
          </table:table-cell>
          <table:table-cell table:style-name="ce64" office:value-type="float" office:value="2.61" calcext:value-type="float">
            <text:p>2.6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6968" calcext:value-type="float">
            <text:p><text:s text:c="3"/>296,968</text:p>
          </table:table-cell>
          <table:table-cell table:style-name="ce36" office:value-type="float" office:value="796506" calcext:value-type="float">
            <text:p><text:s text:c="3"/>796,506</text:p>
          </table:table-cell>
          <table:table-cell table:style-name="ce36" office:value-type="float" office:value="403928" calcext:value-type="float">
            <text:p><text:s text:c="3"/>403,928</text:p>
          </table:table-cell>
          <table:table-cell table:style-name="ce36" office:value-type="float" office:value="392578" calcext:value-type="float">
            <text:p><text:s text:c="3"/>392,578</text:p>
          </table:table-cell>
          <table:table-cell table:style-name="ce53" office:value-type="float" office:value="102.89" calcext:value-type="float">
            <text:p>102.89</text:p>
          </table:table-cell>
          <table:table-cell table:style-name="ce53" office:value-type="float" office:value="286.97" calcext:value-type="float">
            <text:p>286.97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80" calcext:value-type="float">
            <text:p><text:s text:c="3"/>2,380</text:p>
          </table:table-cell>
          <table:table-cell table:style-name="ce36" office:value-type="float" office:value="84539" calcext:value-type="float">
            <text:p><text:s text:c="3"/>84,539</text:p>
          </table:table-cell>
          <table:table-cell table:style-name="ce36" office:value-type="float" office:value="211807" calcext:value-type="float">
            <text:p><text:s text:c="3"/>211,807</text:p>
          </table:table-cell>
          <table:table-cell table:style-name="ce36" office:value-type="float" office:value="108166" calcext:value-type="float">
            <text:p><text:s text:c="3"/>108,166</text:p>
          </table:table-cell>
          <table:table-cell table:style-name="ce36" office:value-type="float" office:value="103641" calcext:value-type="float">
            <text:p><text:s text:c="3"/>103,641</text:p>
          </table:table-cell>
          <table:table-cell table:style-name="ce53" office:value-type="float" office:value="104.37" calcext:value-type="float">
            <text:p>104.37</text:p>
          </table:table-cell>
          <table:table-cell table:style-name="ce53" office:value-type="float" office:value="60.25" calcext:value-type="float">
            <text:p>60.25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3" calcext:value-type="float">
            <text:p><text:s text:c="3"/>3,623</text:p>
          </table:table-cell>
          <table:table-cell table:style-name="ce36" office:value-type="float" office:value="128718" calcext:value-type="float">
            <text:p><text:s text:c="3"/>128,718</text:p>
          </table:table-cell>
          <table:table-cell table:style-name="ce36" office:value-type="float" office:value="318087" calcext:value-type="float">
            <text:p><text:s text:c="3"/>318,087</text:p>
          </table:table-cell>
          <table:table-cell table:style-name="ce36" office:value-type="float" office:value="160055" calcext:value-type="float">
            <text:p><text:s text:c="3"/>160,055</text:p>
          </table:table-cell>
          <table:table-cell table:style-name="ce36" office:value-type="float" office:value="158032" calcext:value-type="float">
            <text:p><text:s text:c="3"/>158,032</text:p>
          </table:table-cell>
          <table:table-cell table:style-name="ce53" office:value-type="float" office:value="101.28" calcext:value-type="float">
            <text:p>101.28</text:p>
          </table:table-cell>
          <table:table-cell table:style-name="ce53" office:value-type="float" office:value="68.72" calcext:value-type="float">
            <text:p>68.72</text:p>
          </table:table-cell>
          <table:table-cell table:style-name="ce64" office:value-type="float" office:value="2.47" calcext:value-type="float">
            <text:p>2.4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9" calcext:value-type="float">
            <text:p><text:s text:c="3"/>1,399</text:p>
          </table:table-cell>
          <table:table-cell table:style-name="ce36" office:value-type="float" office:value="42784" calcext:value-type="float">
            <text:p><text:s text:c="3"/>42,784</text:p>
          </table:table-cell>
          <table:table-cell table:style-name="ce36" office:value-type="float" office:value="107363" calcext:value-type="float">
            <text:p><text:s text:c="3"/>107,363</text:p>
          </table:table-cell>
          <table:table-cell table:style-name="ce36" office:value-type="float" office:value="54997" calcext:value-type="float">
            <text:p><text:s text:c="3"/>54,997</text:p>
          </table:table-cell>
          <table:table-cell table:style-name="ce36" office:value-type="float" office:value="52366" calcext:value-type="float">
            <text:p><text:s text:c="3"/>52,366</text:p>
          </table:table-cell>
          <table:table-cell table:style-name="ce53" office:value-type="float" office:value="105.02" calcext:value-type="float">
            <text:p>105.02</text:p>
          </table:table-cell>
          <table:table-cell table:style-name="ce53" office:value-type="float" office:value="846.28" calcext:value-type="float">
            <text:p>846.28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8707" calcext:value-type="float">
            <text:p><text:s text:c="3"/>158,707</text:p>
          </table:table-cell>
          <table:table-cell table:style-name="ce36" office:value-type="float" office:value="362496" calcext:value-type="float">
            <text:p><text:s text:c="3"/>362,496</text:p>
          </table:table-cell>
          <table:table-cell table:style-name="ce36" office:value-type="float" office:value="180348" calcext:value-type="float">
            <text:p><text:s text:c="3"/>180,348</text:p>
          </table:table-cell>
          <table:table-cell table:style-name="ce36" office:value-type="float" office:value="182148" calcext:value-type="float">
            <text:p><text:s text:c="3"/>182,148</text:p>
          </table:table-cell>
          <table:table-cell table:style-name="ce53" office:value-type="float" office:value="99.01" calcext:value-type="float">
            <text:p>99.01</text:p>
          </table:table-cell>
          <table:table-cell table:style-name="ce53" office:value-type="float" office:value="2730.48" calcext:value-type="float">
            <text:p>2,730.48</text:p>
          </table:table-cell>
          <table:table-cell table:style-name="ce64" office:value-type="float" office:value="2.28" calcext:value-type="float">
            <text:p>2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5" calcext:value-type="float">
            <text:p><text:s text:c="3"/>2,165</text:p>
          </table:table-cell>
          <table:table-cell table:style-name="ce36" office:value-type="float" office:value="178127" calcext:value-type="float">
            <text:p><text:s text:c="3"/>178,127</text:p>
          </table:table-cell>
          <table:table-cell table:style-name="ce36" office:value-type="float" office:value="455228" calcext:value-type="float">
            <text:p><text:s text:c="3"/>455,228</text:p>
          </table:table-cell>
          <table:table-cell table:style-name="ce36" office:value-type="float" office:value="224605" calcext:value-type="float">
            <text:p><text:s text:c="3"/>224,605</text:p>
          </table:table-cell>
          <table:table-cell table:style-name="ce36" office:value-type="float" office:value="230623" calcext:value-type="float">
            <text:p><text:s text:c="3"/>230,623</text:p>
          </table:table-cell>
          <table:table-cell table:style-name="ce53" office:value-type="float" office:value="97.39" calcext:value-type="float">
            <text:p>97.39</text:p>
          </table:table-cell>
          <table:table-cell table:style-name="ce53" office:value-type="float" office:value="4370.78" calcext:value-type="float">
            <text:p>4,370.78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3200" calcext:value-type="float">
            <text:p><text:s text:c="3"/>103,200</text:p>
          </table:table-cell>
          <table:table-cell table:style-name="ce36" office:value-type="float" office:value="263836" calcext:value-type="float">
            <text:p><text:s text:c="3"/>263,836</text:p>
          </table:table-cell>
          <table:table-cell table:style-name="ce36" office:value-type="float" office:value="126867" calcext:value-type="float">
            <text:p><text:s text:c="3"/>126,867</text:p>
          </table:table-cell>
          <table:table-cell table:style-name="ce36" office:value-type="float" office:value="136969" calcext:value-type="float">
            <text:p><text:s text:c="3"/>136,969</text:p>
          </table:table-cell>
          <table:table-cell table:style-name="ce53" office:value-type="float" office:value="92.62" calcext:value-type="float">
            <text:p>92.62</text:p>
          </table:table-cell>
          <table:table-cell table:style-name="ce53" office:value-type="float" office:value="4395.39" calcext:value-type="float">
            <text:p>4,395.39</text:p>
          </table:table-cell>
          <table:table-cell table:style-name="ce64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382" calcext:value-type="float">
            <text:p><text:s text:c="3"/>47,382</text:p>
          </table:table-cell>
          <table:table-cell table:style-name="ce35" office:value-type="float" office:value="157318" calcext:value-type="float">
            <text:p><text:s text:c="3"/>157,318</text:p>
          </table:table-cell>
          <table:table-cell table:style-name="ce35" office:value-type="float" office:value="79194" calcext:value-type="float">
            <text:p><text:s text:c="3"/>79,194</text:p>
          </table:table-cell>
          <table:table-cell table:style-name="ce35" office:value-type="float" office:value="78124" calcext:value-type="float">
            <text:p><text:s text:c="3"/>78,124</text:p>
          </table:table-cell>
          <table:table-cell table:style-name="ce52" office:value-type="float" office:value="101.37" calcext:value-type="float">
            <text:p>101.37</text:p>
          </table:table-cell>
          <table:table-cell table:style-name="ce52" office:value-type="float" office:value="871.78" calcext:value-type="float">
            <text:p>871.78</text:p>
          </table:table-cell>
          <table:table-cell table:style-name="ce63" office:value-type="float" office:value="3.32" calcext:value-type="float">
            <text:p>3.32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683" calcext:value-type="float">
            <text:p><text:s text:c="3"/>43,683</text:p>
          </table:table-cell>
          <table:table-cell table:style-name="ce36" office:value-type="float" office:value="143290" calcext:value-type="float">
            <text:p><text:s text:c="3"/>143,290</text:p>
          </table:table-cell>
          <table:table-cell table:style-name="ce36" office:value-type="float" office:value="71112" calcext:value-type="float">
            <text:p><text:s text:c="3"/>71,112</text:p>
          </table:table-cell>
          <table:table-cell table:style-name="ce36" office:value-type="float" office:value="72178" calcext:value-type="float">
            <text:p><text:s text:c="3"/>72,178</text:p>
          </table:table-cell>
          <table:table-cell table:style-name="ce53" office:value-type="float" office:value="98.52" calcext:value-type="float">
            <text:p>98.52</text:p>
          </table:table-cell>
          <table:table-cell table:style-name="ce53" office:value-type="float" office:value="944.84" calcext:value-type="float">
            <text:p>944.84</text:p>
          </table:table-cell>
          <table:table-cell table:style-name="ce64" office:value-type="float" office:value="3.28" calcext:value-type="float">
            <text:p>3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99" calcext:value-type="float">
            <text:p><text:s text:c="3"/>3,699</text:p>
          </table:table-cell>
          <table:table-cell table:style-name="ce36" office:value-type="float" office:value="14028" calcext:value-type="float">
            <text:p><text:s text:c="3"/>14,028</text:p>
          </table:table-cell>
          <table:table-cell table:style-name="ce36" office:value-type="float" office:value="8082" calcext:value-type="float">
            <text:p><text:s text:c="3"/>8,082</text:p>
          </table:table-cell>
          <table:table-cell table:style-name="ce36" office:value-type="float" office:value="5946" calcext:value-type="float">
            <text:p><text:s text:c="3"/>5,946</text:p>
          </table:table-cell>
          <table:table-cell table:style-name="ce53" office:value-type="float" office:value="135.92" calcext:value-type="float">
            <text:p>135.92</text:p>
          </table:table-cell>
          <table:table-cell table:style-name="ce53" office:value-type="float" office:value="487.08" calcext:value-type="float">
            <text:p>487.08</text:p>
          </table:table-cell>
          <table:table-cell table:style-name="ce64" office:value-type="float" office:value="3.79" calcext:value-type="float">
            <text:p>3.7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